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fo:font-weight="normal" officeooo:paragraph-rsid="001417f3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2pt" fo:font-weight="normal" officeooo:paragraph-rsid="001417f3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officeooo:paragraph-rsid="00146f18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22208c" officeooo:paragraph-rsid="001417f3" style:font-weight-asian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2pt" fo:font-weight="normal" officeooo:rsid="0022208c" officeooo:paragraph-rsid="001417f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22208c" officeooo:paragraph-rsid="001417f3"/>
    </style:style>
    <style:style style:name="P7" style:family="paragraph" style:parent-style-name="Heading_20_2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33333" style:font-name="Open Sans" fo:font-size="10.5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style:font-name="Open Sans" fo:font-size="10.5pt" fo:letter-spacing="normal" fo:font-style="normal" fo:font-weight="normal" officeooo:rsid="0022208c" style:font-weight-asian="normal" style:font-weight-complex="normal"/>
    </style:style>
    <style:style style:name="T3" style:family="text">
      <style:text-properties officeooo:rsid="00146f18"/>
    </style:style>
    <style:style style:name="T4" style:family="text">
      <style:text-properties style:font-name="arial" fo:font-size="12pt" fo:font-weight="normal" officeooo:rsid="00146f18" style:font-size-asian="12pt" style:font-weight-asian="normal" style:font-size-complex="12pt" style:font-weight-complex="normal"/>
    </style:style>
    <style:style style:name="T5" style:family="text">
      <style:text-properties officeooo:rsid="00159b18"/>
    </style:style>
    <style:style style:name="T6" style:family="text">
      <style:text-properties officeooo:rsid="00165d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tor: Juliano Leonardo Soares</text:p>
      <text:p text:style-name="P4">Curso: Ciência da Computação</text:p>
      <text:p text:style-name="P6"><text:span text:style-name="Strong_20_Emphasis"><text:span text:style-name="T1">Disciplina: Empreendedorismo B</text:span></text:span></text:p>
      <text:p text:style-name="P5"><text:span text:style-name="Strong_20_Emphasis"><text:span text:style-name="T2"/></text:span></text:p>
      <text:h text:style-name="P7" text:outline-level="2">Atividade 1 Caso 1 MANCINI (Hashimoto et al, 2012, p. 157 a 170)</text:h>
      <text:p text:style-name="P1">Leia o e-book em pdf : Hashimoto et al (2012) p. 157 a 170. Caso 1 Grupo Mancini.</text:p>
      <text:p text:style-name="P1">Responda as questões 3, 5 e 7 que constam na p. 170 (Hashimoto et al, 2012).</text:p>
      <text:p text:style-name="P2"><text:tab/>Essa história traz muitos questionamentos. Podemos direcionar nossa aprendizagem para diferentes pontos, portanto, procure refletir e participar das discussões, tendo como foco as seguintes questões:</text:p>
      <text:p text:style-name="P3"><text:span text:style-name="T4">3) </text:span>O estilo de Walter é centralizador ou descentralizador? É a forma mais adequada para gerir um negócio?</text:p>
      <text:p text:style-name="P3"><text:tab/><text:span text:style-name="T5">Walter me parece ser centralizador pois ele quer estar sobre o comando sobre tudo e vigilante sobre seus negócios para ter a perfeição que ele almeja. Não existe a forma mais adequada para gerir um negócio existe a forma que se molda conforme seu negócio um negócio por muitas vezes se molda com o tempo e o negocio dele se moldou durante anos o por isso é um sucesso então se ele é tudo isso é porque realmente a forma que ele escolheu até então parece ser a melhor, e se um dia não for o negócio ira mostrar para ele. </text:span></text:p>
      <text:p text:style-name="P3"><text:span text:style-name="T3">5) </text:span>Procure levantar quais são as características e competências empreendedoras identificadas em Walter e como elas podem ser desenvolvidas?</text:p>
      <text:p text:style-name="P3"><text:tab/><text:span text:style-name="T5">Walter é determinado, simples, carismático, pratico, perseverante e respeitado, e controlador, todas essas características são desenvolvidas avaliando e praticando suas habilidades.</text:span></text:p>
      <text:p text:style-name="P3"><text:span text:style-name="T3">7) </text:span>Discutam o papel da educação e do treinamento, e a relação com as experiências de vida e características individuais.</text:p>
      <text:p text:style-name="P3"><text:tab/><text:span text:style-name="T6">A educação e o treinamento são ótimos para sabermos a teoria das coisas, mas Walter teve nas suas experiencias de vida o seu real conhecimento colocou em prática aquilo que lhe foi ensinado. Pois como dizem de nada serve saber a teoria se na pratica não é colocado o que foi aprendido, e no ambiente controlado do treinamento e da educação não aprendemos tudo que necessitamos, a prática nos mostra novos desafios, coisas que não esperamos e se não praticarmos não iremos saber como agir diante deles, a prática assusta muda todo o tempo. Portanto o Walter apesar de sua baixa escolaridade e ou nenhuma experiencia no ramo de restaurantes não o afetaram ele buscou combater essas fraquezas e superou todas as dificuldades e se tornou um empreendedor de sucesso superando a media e se moldando conforme a cidade de São Paulo para tornar-se um dos donos de restaurante mais conhecidos da regi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6:55:20.678646395</meta:creation-date>
    <dc:date>2020-03-26T18:41:56.199358017</dc:date>
    <meta:editing-duration>PT11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415" meta:character-count="2470" meta:non-whitespace-character-count="2063"/>
  </office:meta>
</office:document-meta>
</file>